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839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8.24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7aa51" officeooo:paragraph-rsid="0007aa51"/>
    </style:style>
    <style:style style:name="P2" style:family="paragraph" style:parent-style-name="Standard">
      <style:text-properties officeooo:rsid="0007aa51" officeooo:paragraph-rsid="000814f1"/>
    </style:style>
    <style:style style:name="P3" style:family="paragraph" style:parent-style-name="Standard">
      <style:text-properties officeooo:rsid="000814f1" officeooo:paragraph-rsid="000814f1"/>
    </style:style>
    <style:style style:name="P4" style:family="paragraph" style:parent-style-name="Standard">
      <style:text-properties officeooo:rsid="000814f1" officeooo:paragraph-rsid="000adef7"/>
    </style:style>
    <style:style style:name="T1" style:family="text">
      <style:text-properties officeooo:rsid="000814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ws credentials</text:span></text:p>
      <text:p text:style-name="P1"><text:a xlink:type="simple" xlink:href="mailto:Jitendra.gupta78600@gmail.com" text:style-name="Internet_20_link" text:visited-style-name="Visited_20_Internet_20_Link"/></text:p>
      <text:p text:style-name="P1"><text:a xlink:type="simple" xlink:href="mailto:Jitendra.gupta78600@gmail.com" text:style-name="Internet_20_link" text:visited-style-name="Visited_20_Internet_20_Link">Jitendra.gupta78600@gmail.com</text:a><text:tab/></text:p>
      <text:p text:style-name="P1"><text:a xlink:type="simple" xlink:href="mailto:jitu@78600" text:style-name="Internet_20_link" text:visited-style-name="Visited_20_Internet_20_Link">jitu@78600</text:a></text:p>
      <text:p text:style-name="P1"/>
      <text:p text:style-name="P1"/>
      <text:p text:style-name="P1">7840013092 – amit naudiyal <text:span text:style-name="T1">phone number</text:span></text:p>
      <text:p text:style-name="P1"/>
      <text:p text:style-name="P1"/>
      <text:p text:style-name="P3">LAMDA(AMI backup and clean ups)</text:p>
      <text:p text:style-name="P3"/>
      <text:p text:style-name="P3"><text:a xlink:type="simple" xlink:href="https://www.bluepiit.com/blog/how-to-automate-ami-backups-cleanups-using-aws-lambda-serverless-with-ec2-tags/" text:style-name="Internet_20_link" text:visited-style-name="Visited_20_Internet_20_Link">https://www.bluepiit.com/blog/how-to-automate-ami-backups-cleanups-using-aws-lambda-serverless-with-ec2-tags/</text:a></text:p>
      <text:p text:style-name="P3"/>
      <text:p text:style-name="P3"/>
      <text:p text:style-name="P3"/>
      <text:p text:style-name="P3"><text:a xlink:type="simple" xlink:href="http://blog.keyrus.co.uk/backup_ec2_instances_automatic_snapshots.html" text:style-name="Internet_20_link" text:visited-style-name="Visited_20_Internet_20_Link">http://blog.keyrus.co.uk/backup_ec2_instances_automatic_snapshots.html</text:a></text:p>
      <text:p text:style-name="P3"/>
      <text:p text:style-name="P3"/>
      <text:p text:style-name="P4">gTXJ)RkAKY*TcAljlw)7dMK(Hg;2pNPr</text:p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Public DNS</text:p>
          </table:table-cell>
          <table:table-cell table:style-name="Table1.A1" office:value-type="string">
            <text:p text:style-name="Table_20_Contents">ec2-34-226-245-102.compute-1.amazonaws.com</text:p>
          </table:table-cell>
        </table:table-row>
        <table:table-row>
          <table:table-cell table:style-name="Table1.A1" office:value-type="string">
            <text:p text:style-name="Table_20_Heading">User name</text:p>
          </table:table-cell>
          <table:table-cell table:style-name="Table1.A1" office:value-type="string">
            <text:p text:style-name="Table_20_Contents">Administrator</text:p>
          </table:table-cell>
        </table:table-row>
        <table:table-row>
          <table:table-cell table:style-name="Table1.A1" office:value-type="string">
            <text:p text:style-name="Table_20_Heading">Password</text:p>
          </table:table-cell>
          <table:table-cell table:style-name="Table1.A1" office:value-type="string">
            <text:p text:style-name="Table_20_Contents"><text:bookmark text:name="gwt-debug-decryptedPasswordDiv"/>gTXJ)RkAKY*TcAljlw)7dMK(Hg;2pNPr 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0:15:37.437849832</meta:creation-date>
    <dc:date>2018-09-26T19:08:57.160645688</dc:date>
    <meta:editing-duration>PT3H57M2S</meta:editing-duration>
    <meta:editing-cycles>4</meta:editing-cycles>
    <meta:generator>LibreOffice/6.0.6.2$Linux_X86_64 LibreOffice_project/00m0$Build-2</meta:generator>
    <meta:document-statistic meta:table-count="1" meta:image-count="0" meta:object-count="0" meta:page-count="1" meta:paragraph-count="14" meta:word-count="25" meta:character-count="451" meta:non-whitespace-character-count="437"/>
  </office:meta>
</office:document-meta>
</file>